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text-properties fo:font-weight="bold" officeooo:rsid="0008e954" officeooo:paragraph-rsid="0008e954" style:font-weight-asian="bold" style:font-weight-complex="bold"/>
    </style:style>
    <style:style style:name="P4" style:family="paragraph" style:parent-style-name="Standard" style:list-style-name="L1">
      <style:text-properties fo:font-weight="bold" officeooo:rsid="000bb627" officeooo:paragraph-rsid="000bb627" style:font-weight-asian="bold" style:font-weight-complex="bold"/>
    </style:style>
    <style:style style:name="P5" style:family="paragraph" style:parent-style-name="Standard" style:list-style-name="L1">
      <style:text-properties officeooo:rsid="0008e954" officeooo:paragraph-rsid="0008e954"/>
    </style:style>
    <style:style style:name="P6" style:family="paragraph" style:parent-style-name="Standard" style:list-style-name="L1">
      <style:text-properties fo:font-style="italic" officeooo:rsid="0008e954" officeooo:paragraph-rsid="0008e954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0a141d" officeooo:paragraph-rsid="000a141d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0bb627" officeooo:paragraph-rsid="000bb627" style:font-style-asian="italic" style:font-style-complex="italic"/>
    </style:style>
    <style:style style:name="P9" style:family="paragraph" style:parent-style-name="Standard" style:list-style-name="L1">
      <style:text-properties fo:font-style="italic" fo:font-weight="bold" officeooo:rsid="000a141d" officeooo:paragraph-rsid="000a141d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0bb627" officeooo:paragraph-rsid="000bb627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0c8a70" officeooo:paragraph-rsid="000c8a70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196fab" officeooo:paragraph-rsid="00196fab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fo:font-style="italic" fo:font-weight="bold" officeooo:rsid="001ad640" officeooo:paragraph-rsid="001ad640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text-properties fo:font-style="italic" fo:font-weight="normal" officeooo:rsid="000bb627" officeooo:paragraph-rsid="000bb627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0c8a70" officeooo:paragraph-rsid="000c8a70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italic" fo:font-weight="normal" officeooo:rsid="00196fab" officeooo:paragraph-rsid="00196fab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font-style="italic" fo:font-weight="normal" officeooo:rsid="001ad640" officeooo:paragraph-rsid="001ad640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73a1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ed33"/>
    </style:style>
    <style:style style:name="T5" style:family="text">
      <style:text-properties officeooo:rsid="001e01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6905214" text:style-name="L1">
        <text:list-item>
          <text:p text:style-name="P3">Ponte en el directorio personal con un solo comando</text:p>
          <text:p text:style-name="P5">ricardo@profesor-HP-ProDesk-600-G2-SFF:~$ cd </text:p>
          <text:p text:style-name="P5"/>
        </text:list-item>
        <text:list-item>
          <text:p text:style-name="P3">Ves al directorio /<text:span text:style-name="T1">home/tu_usuario/Descargas usando ruta relativa.</text:span></text:p>
          <text:p text:style-name="P6">ricardo@profesor-HP-ProDesk-600-G2-SFF:~$ cd Descargas/</text:p>
          <text:p text:style-name="P6"/>
          <text:p text:style-name="P6">ricardo@profesor-HP-ProDesk-600-G2-SFF:~$ cd ../ricardo/Descargas/</text:p>
          <text:p text:style-name="P6"/>
        </text:list-item>
        <text:list-item>
          <text:p text:style-name="P9">Ir a la carpeta /etc/default con ruta absoluta sabiendo que esto en /var</text:p>
          <text:p text:style-name="P7">ricardo@profesor-HP-ProDesk-600-G2-SFF:/var$ cd /etc/default/</text:p>
          <text:p text:style-name="P7"/>
        </text:list-item>
        <text:list-item>
          <text:p text:style-name="P10">Mostrar todas las entradas que hay en el directorio /etc, estamos en el directorio personal, usar ruta relativa.</text:p>
          <text:p text:style-name="P8">ricardo@profesor-HP-ProDesk-600-G2-SFF:~$ ls ../../etc</text:p>
          <text:p text:style-name="P8"/>
        </text:list-item>
        <text:list-item>
          <text:p text:style-name="P4"><text:span text:style-name="T1">Mostrar todas las entradas que hay en el directorio /etc </text:span><text:span text:style-name="T2">que tengan solo dos caracteres</text:span><text:span text:style-name="T1">, estamos en el directorio personal, usar ruta relativa.</text:span></text:p>
          <text:p text:style-name="P15">ricardo@profesor-HP-ProDesk-600-G2-SFF:~$ ls <text:s/>-d ../../etc/??</text:p>
          <text:p text:style-name="P15"/>
        </text:list-item>
        <text:list-item>
          <text:p text:style-name="P11">Mostrar todas las entradas que hay en el directorio /bin que empiecen por c, usar ruta absoluta.</text:p>
          <text:p text:style-name="P16">ricardo@profesor-HP-ProDesk-600-G2-SFF:~$ ls -d /bin/c*</text:p>
          <text:p text:style-name="P16"/>
        </text:list-item>
        <text:list-item>
          <text:p text:style-name="P12">Crear una carpeta llamada ejemplos en tmp.</text:p>
          <text:p text:style-name="P17">ricardo@profesor-HP-ProDesk-600-G2-SFF:~$ mkdir /tmp/ejemplos</text:p>
          <text:p text:style-name="P17"/>
        </text:list-item>
        <text:list-item>
          <text:p text:style-name="P12">Copiar todos los ficheros ocultos de tu directorio personal a la carpeta ejemplos. Usa el origen con ruta absoluta y el destino con relativa.</text:p>
        </text:list-item>
      </text:list>
      <text:p text:style-name="P1"><text:tab/><text:span text:style-name="T3">ricardo@profesor-HP-ProDesk-600-G2-SFF:~$ cp .* /tmp/ejemplos/ -v</text:span></text:p>
      <text:p text:style-name="P2"/>
      <text:list xml:id="list195112867132909" text:continue-numbering="true" text:style-name="L1">
        <text:list-item>
          <text:p text:style-name="P12">Copia <text:span text:style-name="T4">el fichero</text:span> .bashrc <text:span text:style-name="T4">en /tmp/ejemplos </text:span>con el nombre otro_bash.</text:p>
          <text:p text:style-name="P17">cp /tmp/ejemplos/.bashrc /tmp/ejemplos/otro_bash2 </text:p>
          <text:p text:style-name="P12"/>
        </text:list-item>
        <text:list-item>
          <text:p text:style-name="P13">Copiar el fichero passwd que esta en /etc, el fichero cat que esta en /bin y los ficheros terminado en info que están en /proc a /tmp.</text:p>
          <text:p text:style-name="P18">cp /etc/passwd /bin/cat /proc/*info /tmp/ejemplos/ -v</text:p>
        </text:list-item>
        <text:list-item>
          <text:p text:style-name="P14">Guardar en un fichero llamado lo_que_hay_en_tmp.txt, todo los nombres de las entradas del directorio /tmp</text:p>
          <text:p text:style-name="P19">ricardo@profesor-HP-ProDesk-600-G2-SFF:~$ ls /tmp &gt; lo_que_hay_en_tmp.txt </text:p>
          <text:p text:style-name="P19"/>
        </text:list-item>
        <text:list-item>
          <text:p text:style-name="P14">Añadir a <text:s/>lo_que_hay_en_tmp.txt, las entradas de /etc.</text:p>
          <text:p text:style-name="P19">ricardo@profesor-HP-ProDesk-600-G2-SFF:~$ ls /etc &gt;&gt; lo_que_hay_en_tmp.txt </text:p>
          <text:p text:style-name="P19"/>
        </text:list-item>
        <text:list-item>
          <text:p text:style-name="P14">copia a /tmp/ejemplo los ficheros que empiezan por <text:span text:style-name="T5">x</text:span> de /<text:span text:style-name="T5">etc</text:span>, si hay algún error guardar en el fichero errores.txt (debe quedar en la carpeta /tmp)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0:48:02.264210619</meta:creation-date>
    <dc:date>2021-11-17T19:51:12.511661332</dc:date>
    <meta:editing-duration>PT2H8M4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66" meta:character-count="2038" meta:non-whitespace-character-count="1805"/>
  </office:meta>
</office:document-meta>
</file>